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9d02"/>
    </style:style>
    <style:style style:name="P2" style:family="paragraph" style:parent-style-name="Standard">
      <style:text-properties officeooo:rsid="000e9d02" officeooo:paragraph-rsid="000e9d02"/>
    </style:style>
    <style:style style:name="P3" style:family="paragraph" style:parent-style-name="Standard" style:list-style-name="L2">
      <style:text-properties officeooo:rsid="000e9d02" officeooo:paragraph-rsid="000e9d02"/>
    </style:style>
    <style:style style:name="P4" style:family="paragraph" style:parent-style-name="Standard">
      <style:text-properties style:font-name="Courier New" fo:font-size="11pt" fo:language="pt" fo:country="BR" style:font-size-asian="11pt"/>
    </style:style>
    <style:style style:name="P5" style:family="paragraph" style:parent-style-name="Standard">
      <style:text-properties style:font-name="Courier New" fo:font-size="11pt" fo:language="pt" fo:country="BR" fo:font-weight="normal" officeooo:rsid="000ef522" officeooo:paragraph-rsid="000ef52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20pt" fo:language="pt" fo:country="BR" fo:font-weight="bold" officeooo:rsid="000e9d02" officeooo:paragraph-rsid="000e9d02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Courier New" fo:font-size="13pt" fo:language="pt" fo:country="BR" fo:font-weight="bold" officeooo:rsid="000e9d02" officeooo:paragraph-rsid="000e9d02" style:font-size-asian="13pt" style:font-weight-asian="bold" style:font-size-complex="13pt" style:font-weight-complex="bold"/>
    </style:style>
    <style:style style:name="P8" style:family="paragraph" style:parent-style-name="Standard" style:list-style-name="L3">
      <style:text-properties style:font-name="Courier New" fo:font-size="13pt" fo:language="pt" fo:country="BR" fo:font-weight="bold" officeooo:rsid="000e9d02" officeooo:paragraph-rsid="000e9d02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Courier New" fo:font-size="13pt" fo:language="pt" fo:country="BR" fo:font-weight="bold" officeooo:rsid="000e9d02" officeooo:paragraph-rsid="000e9d02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0e9d02" officeooo:paragraph-rsid="000e9d02" style:font-size-asian="13pt" style:font-weight-asian="bold" style:font-size-complex="13pt" style:font-weight-complex="bold"/>
    </style:style>
    <style:style style:name="T1" style:family="text">
      <style:text-properties officeooo:rsid="000e9d02"/>
    </style:style>
    <style:style style:name="T2" style:family="text">
      <style:text-properties style:font-name="Courier New" fo:font-size="11pt" fo:language="pt" fo:country="BR" style:font-size-asian="11pt"/>
    </style:style>
    <style:style style:name="T3" style:family="text">
      <style:text-properties style:font-name="Courier New" fo:font-size="11pt" fo:language="pt" fo:country="BR" officeooo:rsid="000ef522" style:font-size-asian="11pt"/>
    </style:style>
    <style:style style:name="T4" style:family="text">
      <style:text-properties style:font-name="Courier New" fo:language="pt" fo:country="BR"/>
    </style:style>
    <style:style style:name="T5" style:family="text">
      <style:text-properties fo:language="pt" fo:country="B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1pt" style:font-size-asian="9.60000038146973pt" style:font-size-complex="11pt"/>
    </style:style>
    <style:style style:name="T8" style:family="text">
      <style:text-properties fo:font-size="11pt" fo:font-weight="normal" style:font-size-asian="9.60000038146973pt" style:font-weight-asian="normal" style:font-size-complex="11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//Briefing de Site de Empresa de Materiais de construção.</text:span></text:p>
      <text:p text:style-name="P2"><text:span text:style-name="T2">//</text:span><text:span text:style-name="T3">Não estou mostrando dados pessoais nem nome das empresas.</text:span></text:p>
      <text:p text:style-name="P4"/>
      <text:p text:style-name="P6">Briefing</text:p>
      <text:p text:style-name="P2"><text:span text:style-name="T2">João Victor</text:span></text:p>
      <text:p text:style-name="Standard"><text:span text:style-name="T2">Desenvolvedor Web</text:span></text:p>
      <text:p text:style-name="Standard"><text:span text:style-name="T2">Telefone: (00) 0000-0000</text:span></text:p>
      <text:p text:style-name="Standard"><text:span text:style-name="T2">e-mail: </text:span><text:a xlink:type="simple" xlink:href="mailto:email@gmail.com" text:style-name="Internet_20_link" text:visited-style-name="Visited_20_Internet_20_Link">email@gmail.com</text:a></text:p>
      <text:p text:style-name="Standard"><text:span text:style-name="T2"/></text:p>
      <text:p text:style-name="P10"><text:span text:style-name="T4">Objetivos:</text:span></text:p>
      <text:p text:style-name="P10"><text:span text:style-name="T4"><text:tab/></text:span></text:p>
      <text:p text:style-name="P4"><text:tab/><text:span text:style-name="T1">Oferecer à empresa um ambiente virtual com objetivo de facilitar a interação de cliente e empresa. Com o ambiente virtual os clientes poderão encomendar produtos, indicar endereço, escolher forma de pagamento. E tende a facilitar também a interação dos funcionários.</text:span></text:p>
      <text:p text:style-name="P4"/>
      <text:p text:style-name="P7">Ferramentas:</text:p>
      <text:p text:style-name="P7"/>
      <text:p text:style-name="P1"><text:span text:style-name="T2"><text:tab/>Para a produção do site será utilizado de algumas ferramentas sendo essas:</text:span></text:p>
      <text:list xml:id="list1624628088" text:style-name="L2">
        <text:list-item>
          <text:p text:style-name="P3"><text:span text:style-name="T2">HTML para a estrutura básica do site.</text:span></text:p>
        </text:list-item>
        <text:list-item>
          <text:p text:style-name="P3"><text:span text:style-name="T2">CSS e BOOTSTRAP para a estilização do site.</text:span></text:p>
        </text:list-item>
        <text:list-item>
          <text:p text:style-name="P3"><text:span text:style-name="T2">MYSQL para o banco de dados</text:span></text:p>
        </text:list-item>
      </text:list>
      <text:p text:style-name="P2"><text:span text:style-name="T2"/></text:p>
      <text:p text:style-name="P7">Cronograma e Preço:</text:p>
      <text:p text:style-name="P7"><text:tab/></text:p>
      <text:p text:style-name="P7"><text:span text:style-name="T8"><text:tab/>O projeto será entregue em partes:</text:span></text:p>
      <text:list xml:id="list3241722253" text:style-name="L3">
        <text:list-item>
          <text:p text:style-name="P8"><text:span text:style-name="T8">Parte visual do site: Um Mês.</text:span></text:p>
        </text:list-item>
        <text:list-item>
          <text:p text:style-name="P8"><text:span text:style-name="T8">Banco de dado dos itens de venda: Dois meses.</text:span></text:p>
        </text:list-item>
        <text:list-item>
          <text:p text:style-name="P8"><text:span text:style-name="T8">Sistema de cadastro e Pedidos: Três meses.</text:span></text:p>
        </text:list-item>
        <text:list-item>
          <text:p text:style-name="P8"><text:span text:style-name="T8">Transação financeira: Três meses.</text:span></text:p>
        </text:list-item>
      </text:list>
      <text:p text:style-name="P7"><text:span text:style-name="T8"/></text:p>
      <text:p text:style-name="P7"><text:span text:style-name="T8"><text:tab/>Valor final: R$ 10,000;</text:span></text:p>
      <text:p text:style-name="P7"><text:span text:style-name="T8"/></text:p>
      <text:p text:style-name="P9">Concorrentes:</text:p>
      <text:p text:style-name="P9"/>
      <text:p text:style-name="P5"><text:tab/>// A faz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11:06:29.111000000</meta:creation-date>
    <dc:date>2022-08-12T11:32:50.290000000</dc:date>
    <meta:editing-duration>PT11M4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5" meta:word-count="153" meta:character-count="930" meta:non-whitespace-character-count="800"/>
  </office:meta>
</office:document-meta>
</file>